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language="en" fo:country="US" fo:font-style="normal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Standard" style:list-style-name="L6">
      <style:paragraph-properties fo:text-align="start" style:justify-single-word="false"/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style:font-name="Times New Roman" fo:language="en" fo:country="US" fo:font-style="normal" style:font-style-asian="normal" style:font-style-complex="normal"/>
    </style:style>
    <style:style style:name="P8" style:family="paragraph" style:parent-style-name="Standard" style:list-style-name="L8">
      <style:paragraph-properties fo:text-align="start" style:justify-single-word="false"/>
      <style:text-properties style:font-name="Times New Roman" fo:language="en" fo:country="US" fo:font-style="normal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language="en" fo:country="US" fo:font-style="normal" style:font-size-asian="16pt" style:font-style-asian="normal" style:font-size-complex="16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Times New Roman" fo:language="en" fo:country="US" fo:font-style="normal" style:font-style-asian="normal" style:font-style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PPER <text:tab/><text:tab/><text:tab/><text:tab/><text:tab/><text:tab/><text:tab/><text:tab/><text:tab/><text:tab/> <text:s/>Software technology</text:p>
      <text:p text:style-name="Standard">Colin <text:tab/><text:tab/><text:tab/><text:tab/><text:tab/><text:tab/><text:tab/><text:tab/><text:tab/><text:tab/><text:tab/><text:tab/> <text:s text:c="8"/>1DV600<text:tab/></text:p>
      <text:p text:style-name="Standard"/>
      <text:p text:style-name="Standard"/>
      <text:p text:style-name="Standard"/>
      <text:p text:style-name="Standard"/>
      <text:p text:style-name="P10"><text:span text:style-name="T2"/></text:p>
      <text:p text:style-name="P10"><text:span text:style-name="T2">Time log</text:span> </text:p>
      <text:p text:style-name="P1"/>
      <text:p text:style-name="P1"/>
      <text:p text:style-name="P1"/>
      <text:p text:style-name="P1"/>
      <text:p text:style-name="P1"/>
      <text:p text:style-name="P11">Summary :</text:p>
      <text:p text:style-name="P2"/>
      <text:p text:style-name="P1"/>
      <text:p text:style-name="P2">I – Assignment 1 .................................................................................................................................. p. 2</text:p>
      <text:p text:style-name="P2"><text:tab/></text:p>
      <text:p text:style-name="P2">II – Assignment 2 ................................................................................................................................. p. 3</text:p>
      <text:p text:style-name="P2"/>
      <text:p text:style-name="P2">III – Assignment 3 ................................................................................................................................ p. 3</text:p>
      <text:p text:style-name="P2"/>
      <text:p text:style-name="P2">IV – Assignment 4 ................................................................................................................................ p.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 <text:s text:c="3"/><text:tab/><text:tab/><text:tab/><text:tab/><text:tab/><text:tab/><text:tab/><text:tab/> <text:s text:c="4"/>02/03/2017</text:p>
      <text:p text:style-name="P2"><text:soft-page-break/><text:span text:style-name="T3">I - Assignment 1</text:span> </text:p>
      <text:p text:style-name="P2"/>
      <text:p text:style-name="P2"><text:tab/><text:span text:style-name="T1">I will use the tool toggl, to be more precise on the time I spent on the assignment(s)/task(s). I didn't do it for this first assignment because I didn't know this tool and then I saw a message on slack who makes me discover this tool.</text:span></text:p>
      <text:p text:style-name="P3"/>
      <text:list xml:id="list3840535336959804856" text:style-name="L1">
        <text:list-item>
          <text:p text:style-name="P4"><text:s/>Assignment 1 (3days, 1hour, 5 minutes)</text:p>
        </text:list-item>
      </text:list>
      <text:list xml:id="list4931158256803507836" text:style-name="L5">
        <text:list-item>
          <text:p text:style-name="P5">Task 1 (1hour, 5 minutes)</text:p>
          <text:list>
            <text:list-item>
              <text:p text:style-name="P5"><text:s/>Reading the task and understand them. (15 minutes)</text:p>
            </text:list-item>
            <text:list-item>
              <text:p text:style-name="P5"><text:s/>Subtask A : (30 minutes)</text:p>
              <text:list>
                <text:list-item>
                  <text:p text:style-name="P5">Create an object that represents book. (10 minutes)</text:p>
                </text:list-item>
                <text:list-item>
                  <text:p text:style-name="P5">Create a function who output a list of books. (20 minutes)</text:p>
                  <text:p text:style-name="P5"/>
                </text:list-item>
              </text:list>
            </text:list-item>
            <text:list-item>
              <text:p text:style-name="P5">Subtask B : (10 minutes)</text:p>
              <text:list>
                <text:list-item>
                  <text:p text:style-name="P5">Convert object into a JSON Object (use the subtask A). (8 minutes)</text:p>
                </text:list-item>
                <text:list-item>
                  <text:p text:style-name="P5">Show them in the terminal. (2 minutes)</text:p>
                  <text:p text:style-name="P5"/>
                </text:list-item>
              </text:list>
            </text:list-item>
            <text:list-item>
              <text:p text:style-name="P5">Subtask C (10 minutes)</text:p>
              <text:list>
                <text:list-item>
                  <text:p text:style-name="P5">Print the JSON Object in the web browser. (10 minutes)</text:p>
                </text:list-item>
              </text:list>
            </text:list-item>
          </text:list>
        </text:list-item>
      </text:list>
      <text:p text:style-name="P3"/>
      <text:p text:style-name="P3"/>
      <text:list xml:id="list5548828613408778990" text:style-name="L6">
        <text:list-item>
          <text:p text:style-name="P6">Task 2 (3 days)</text:p>
          <text:list>
            <text:list-item>
              <text:p text:style-name="P6">Reading the task and understand her. (1 day)</text:p>
            </text:list-item>
            <text:list-item>
              <text:p text:style-name="P6">Make a vision document (2 days)</text:p>
              <text:p text:style-name="P6"/>
            </text:list-item>
          </text:list>
        </text:list-item>
      </text:list>
      <text:list xml:id="list5929281725882612173" text:style-name="L8">
        <text:list-item>
          <text:p text:style-name="P8">Task 3 (3 days)</text:p>
          <text:list>
            <text:list-item>
              <text:p text:style-name="P8">Read about project plan and agile in my case (1 day)</text:p>
            </text:list-item>
            <text:list-item>
              <text:p text:style-name="P8">Write the project plan (2 days)</text:p>
            </text:list-item>
          </text:list>
        </text:list-item>
      </text:list>
      <text:list xml:id="list39640043" text:continue-list="list5548828613408778990" text:style-name="L6">
        <text:list-header>
          <text:p text:style-name="P6"/>
        </text:list-header>
      </text:list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II – Assignment 2 </text:p>
      <text:p text:style-name="P9"/>
      <text:list xml:id="list3338503436290777975" text:style-name="L7">
        <text:list-item>
          <text:p text:style-name="P7">Assignment 2</text:p>
          <text:list>
            <text:list-item>
              <text:p text:style-name="P7">TODO</text:p>
            </text:list-item>
          </text:list>
        </text:list-item>
      </text:list>
      <text:p text:style-name="P3"/>
      <text:p text:style-name="P9">III – Assignment 3</text:p>
      <text:p text:style-name="P9"/>
      <text:list xml:id="list39618712" text:continue-numbering="true" text:style-name="L7">
        <text:list-item>
          <text:p text:style-name="P7">Assignment 3</text:p>
          <text:list>
            <text:list-item>
              <text:p text:style-name="P7">TODO</text:p>
            </text:list-item>
          </text:list>
        </text:list-item>
      </text:list>
      <text:p text:style-name="P3"/>
      <text:p text:style-name="P9">IV – Assignment 4</text:p>
      <text:p text:style-name="P3"/>
      <text:list xml:id="list39641623" text:continue-numbering="true" text:style-name="L7">
        <text:list-item>
          <text:p text:style-name="P7">Assignment 4</text:p>
          <text:list>
            <text:list-item>
              <text:p text:style-name="P7">TODO</text:p>
            </text:list-item>
          </text:list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5T19:32:02.41</meta:creation-date>
    <dc:date>2017-02-05T19:44:15</dc:date>
    <meta:editing-duration>PT12M9S</meta:editing-duration>
    <meta:editing-cycles>9</meta:editing-cycles>
    <meta:generator>OpenOffice/4.1.2$Win32 OpenOffice.org_project/412m3$Build-9782</meta:generator>
    <meta:document-statistic meta:table-count="0" meta:image-count="0" meta:object-count="0" meta:page-count="3" meta:paragraph-count="39" meta:word-count="252" meta:character-count="1749"/>
  </office:meta>
</office:document-meta>
</file>